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8192"/>
    </style:style>
    <style:style style:name="P2" style:family="paragraph" style:parent-style-name="Preformatted_20_Text">
      <style:text-properties officeooo:rsid="0008718d" officeooo:paragraph-rsid="0008718d"/>
    </style:style>
    <style:style style:name="P3" style:family="paragraph" style:parent-style-name="Preformatted_20_Text">
      <style:text-properties officeooo:paragraph-rsid="0008718d"/>
    </style:style>
    <style:style style:name="P4" style:family="paragraph" style:parent-style-name="Preformatted_20_Text">
      <style:text-properties officeooo:paragraph-rsid="0008e2f3"/>
    </style:style>
    <style:style style:name="P5" style:family="paragraph" style:parent-style-name="Preformatted_20_Text">
      <style:text-properties officeooo:rsid="0008718d" officeooo:paragraph-rsid="0008e2f3"/>
    </style:style>
    <style:style style:name="P6" style:family="paragraph" style:parent-style-name="Preformatted_20_Text">
      <style:text-properties officeooo:paragraph-rsid="0008e2f3"/>
    </style:style>
    <style:style style:name="P7" style:family="paragraph" style:parent-style-name="Preformatted_20_Text">
      <style:text-properties officeooo:rsid="0009533d" officeooo:paragraph-rsid="0009533d"/>
    </style:style>
    <style:style style:name="P8" style:family="paragraph" style:parent-style-name="Preformatted_20_Text">
      <style:text-properties officeooo:paragraph-rsid="0009533d"/>
    </style:style>
    <style:style style:name="P9" style:family="paragraph" style:parent-style-name="Preformatted_20_Text">
      <style:text-properties officeooo:paragraph-rsid="000a8cd4"/>
    </style:style>
    <style:style style:name="P10" style:family="paragraph" style:parent-style-name="Preformatted_20_Text">
      <style:text-properties officeooo:paragraph-rsid="000b9f1d"/>
    </style:style>
    <style:style style:name="P11" style:family="paragraph" style:parent-style-name="Preformatted_20_Text">
      <style:text-properties officeooo:paragraph-rsid="000bb8a5"/>
    </style:style>
    <style:style style:name="T1" style:family="text">
      <style:text-properties officeooo:rsid="00078192"/>
    </style:style>
    <style:style style:name="T2" style:family="text">
      <style:text-properties officeooo:rsid="0008718d"/>
    </style:style>
    <style:style style:name="T3" style:family="text">
      <style:text-properties officeooo:rsid="0009533d"/>
    </style:style>
    <style:style style:name="T4" style:family="text">
      <style:text-properties officeooo:rsid="000a8cd4"/>
    </style:style>
    <style:style style:name="T5" style:family="text">
      <style:text-properties officeooo:rsid="000b9f1d"/>
    </style:style>
    <style:style style:name="T6" style:family="text">
      <style:text-properties officeooo:rsid="000bb8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 A</text:p>
      <text:p text:style-name="P2"/>
      <text:p text:style-name="P2">(3)</text:p>
      <text:p text:style-name="P2">-&gt;</text:p>
      <text:p text:style-name="Preformatted_20_Text">#include &lt;stdio.h&gt;</text:p>
      <text:p text:style-name="Preformatted_20_Text">#include &lt;stdlib.h&gt;</text:p>
      <text:p text:style-name="Preformatted_20_Text">typedef struct node</text:p>
      <text:p text:style-name="Preformatted_20_Text">{</text:p>
      <text:p text:style-name="Preformatted_20_Text"><text:s text:c="4"/>int data;</text:p>
      <text:p text:style-name="Preformatted_20_Text"><text:s text:c="4"/>struct node *next;</text:p>
      <text:p text:style-name="Preformatted_20_Text">} NODE;</text:p>
      <text:p text:style-name="Preformatted_20_Text"/>
      <text:p text:style-name="Preformatted_20_Text">void main()</text:p>
      <text:p text:style-name="Preformatted_20_Text">{</text:p>
      <text:p text:style-name="Preformatted_20_Text"><text:s text:c="4"/>NODE *CreateList(NODE *);</text:p>
      <text:p text:style-name="Preformatted_20_Text"><text:s text:c="4"/>void Display(NODE *);</text:p>
      <text:p text:style-name="Preformatted_20_Text"><text:s text:c="4"/>NODE *start = NULL;</text:p>
      <text:p text:style-name="Preformatted_20_Text"><text:s text:c="4"/>int Search(NODE *, int val);</text:p>
      <text:p text:style-name="Preformatted_20_Text"/>
      <text:p text:style-name="Preformatted_20_Text"><text:s text:c="4"/>int ch,index,n;</text:p>
      <text:p text:style-name="Preformatted_20_Text"><text:s text:c="4"/>do</text:p>
      <text:p text:style-name="Preformatted_20_Text"><text:s text:c="4"/>{</text:p>
      <text:p text:style-name="Preformatted_20_Text"><text:s text:c="8"/>printf("\n\n***Perform Operation of Singly Circular List***");</text:p>
      <text:p text:style-name="Preformatted_20_Text"><text:s text:c="8"/>printf("\n 1. Create Linked List");</text:p>
      <text:p text:style-name="Preformatted_20_Text"><text:s text:c="8"/>printf("\n 2. Display");</text:p>
      <text:p text:style-name="Preformatted_20_Text"><text:s text:c="8"/>printf("\n 3. Search element");</text:p>
      <text:p text:style-name="Preformatted_20_Text"><text:s text:c="8"/>printf("\n 4. Exit");</text:p>
      <text:p text:style-name="Preformatted_20_Text"/>
      <text:p text:style-name="Preformatted_20_Text"><text:s text:c="8"/>printf("\n\n Enter your choice: ");</text:p>
      <text:p text:style-name="Preformatted_20_Text"><text:s text:c="8"/>scanf("%d", &amp;ch);</text:p>
      <text:p text:style-name="Preformatted_20_Text"><text:s text:c="8"/>switch (ch)</text:p>
      <text:p text:style-name="Preformatted_20_Text"><text:s text:c="8"/>{</text:p>
      <text:p text:style-name="Preformatted_20_Text"><text:s text:c="8"/>case 1: //create</text:p>
      <text:p text:style-name="Preformatted_20_Text"><text:s text:c="12"/>if (start == NULL)</text:p>
      <text:p text:style-name="Preformatted_20_Text"><text:s text:c="12"/>{</text:p>
      <text:p text:style-name="Preformatted_20_Text"><text:s text:c="16"/>start = CreateList(start);</text:p>
      <text:p text:style-name="Preformatted_20_Text"><text:s text:c="16"/>printf("\nSingly Circular Linked List created....\n");</text:p>
      <text:p text:style-name="Preformatted_20_Text"><text:s text:c="12"/>}</text:p>
      <text:p text:style-name="Preformatted_20_Text"><text:s text:c="12"/>else</text:p>
      <text:p text:style-name="Preformatted_20_Text"><text:tab/><text:tab/><text:span text:style-name="T1">{</text:span></text:p>
      <text:p text:style-name="P1"><text:s text:c="16"/>printf("\n Linked is already exist...\n");</text:p>
      <text:p text:style-name="P1"><text:s text:c="12"/><text:span text:style-name="T1">}</text:span></text:p>
      <text:p text:style-name="P1"><text:tab/><text:tab/>break;</text:p>
      <text:p text:style-name="Preformatted_20_Text"><text:s text:c="8"/>case 2: //display</text:p>
      <text:p text:style-name="Preformatted_20_Text"><text:s text:c="12"/>if (start == NULL)</text:p>
      <text:p text:style-name="Preformatted_20_Text"><text:s text:c="12"/>{</text:p>
      <text:p text:style-name="Preformatted_20_Text"><text:s text:c="16"/>printf("\nPlease create linked list first...\n");</text:p>
      <text:p text:style-name="Preformatted_20_Text"><text:s text:c="12"/>}</text:p>
      <text:p text:style-name="Preformatted_20_Text"><text:s text:c="12"/>else</text:p>
      <text:p text:style-name="P1"><text:s text:c="12"/><text:span text:style-name="T1">{</text:span> <text:s text:c="3"/></text:p>
      <text:p text:style-name="P1"><text:tab/><text:tab/><text:tab/>Display(start);</text:p>
      <text:p text:style-name="P1"><text:s text:c="12"/><text:span text:style-name="T1">}</text:span></text:p>
      <text:p text:style-name="P1"><text:tab/><text:tab/><text:tab/>break;</text:p>
      <text:p text:style-name="Preformatted_20_Text"/>
      <text:p text:style-name="Preformatted_20_Text"><text:s text:c="8"/>case 3://searching</text:p>
      <text:p text:style-name="Preformatted_20_Text"><text:s text:c="16"/>printf("Enter element to search: ");</text:p>
      <text:p text:style-name="Preformatted_20_Text"><text:tab/><text:tab/><text:tab/><text:tab/>scanf("%d", &amp;n);</text:p>
      <text:p text:style-name="Preformatted_20_Text"><text:tab/><text:tab/><text:tab/><text:tab/>index = Search(start, n);</text:p>
      <text:p text:style-name="Preformatted_20_Text"/>
      <text:p text:style-name="Preformatted_20_Text"><text:tab/><text:tab/><text:tab/><text:tab/>if (index == -1)</text:p>
      <text:p text:style-name="Preformatted_20_Text"><text:tab/><text:tab/><text:tab/><text:tab/><text:span text:style-name="T1">{</text:span></text:p>
      <text:p text:style-name="Preformatted_20_Text"><text:tab/><text:tab/><text:tab/><text:tab/><text:tab/>printf("%d not found in list.\n", n);</text:p>
      <text:p text:style-name="P1"><text:tab/><text:tab/><text:tab/><text:tab/><text:span text:style-name="T1">}</text:span></text:p>
      <text:p text:style-name="P1"><text:tab/><text:tab/><text:tab/><text:tab/>else</text:p>
      <text:p text:style-name="P1"><text:tab/><text:tab/><text:tab/><text:tab/><text:span text:style-name="T1">{</text:span> </text:p>
      <text:p text:style-name="Preformatted_20_Text"><text:s text:c="19"/><text:tab/> <text:s text:c="2"/>printf("%d found at %d position.\n", n, (index + 1));</text:p>
      <text:p text:style-name="P1"><text:s text:c="4"/><text:tab/><text:tab/><text:tab/><text:tab/><text:span text:style-name="T1">}</text:span></text:p>
      <text:p text:style-name="P1"><text:s text:c="12"/>break;</text:p>
      <text:p text:style-name="Preformatted_20_Text"><text:s text:c="8"/>case 4:</text:p>
      <text:p text:style-name="Preformatted_20_Text"><text:soft-page-break/><text:s text:c="12"/>exit(0);</text:p>
      <text:p text:style-name="Preformatted_20_Text"><text:s text:c="12"/>break;</text:p>
      <text:p text:style-name="P1"><text:s text:c="7"/></text:p>
      <text:p text:style-name="P1"><text:tab/> default:</text:p>
      <text:p text:style-name="Preformatted_20_Text"><text:s text:c="12"/>printf("\n Invalid Choice: \n");</text:p>
      <text:p text:style-name="Preformatted_20_Text"><text:s text:c="8"/>}</text:p>
      <text:p text:style-name="Preformatted_20_Text"><text:s text:c="4"/>} while (ch != 3);</text:p>
      <text:p text:style-name="Preformatted_20_Text">}</text:p>
      <text:p text:style-name="Preformatted_20_Text">NODE *CreateList(NODE *start)</text:p>
      <text:p text:style-name="Preformatted_20_Text">{</text:p>
      <text:p text:style-name="Preformatted_20_Text"><text:s text:c="4"/>NODE *temp, *newnode;</text:p>
      <text:p text:style-name="Preformatted_20_Text"><text:s text:c="4"/>int i, n;</text:p>
      <text:p text:style-name="Preformatted_20_Text"><text:s text:c="4"/>printf("\n Enter how many node u want to create: ");</text:p>
      <text:p text:style-name="Preformatted_20_Text"><text:s text:c="4"/>scanf("%d", &amp;n);</text:p>
      <text:p text:style-name="Preformatted_20_Text"><text:s text:c="4"/>for (i = 0; i &lt; n; i++)</text:p>
      <text:p text:style-name="Preformatted_20_Text"><text:s text:c="4"/>{</text:p>
      <text:p text:style-name="Preformatted_20_Text"><text:s text:c="8"/>newnode = (NODE *)malloc(sizeof(NODE));</text:p>
      <text:p text:style-name="Preformatted_20_Text"><text:s text:c="8"/>printf("\n Enter data for node %d: ", i + 1);</text:p>
      <text:p text:style-name="Preformatted_20_Text"><text:s text:c="8"/>scanf("%d", &amp;newnode-&gt;data);</text:p>
      <text:p text:style-name="Preformatted_20_Text"><text:s text:c="8"/>if (start == NULL)</text:p>
      <text:p text:style-name="Preformatted_20_Text"><text:s text:c="8"/>{</text:p>
      <text:p text:style-name="Preformatted_20_Text"><text:s text:c="12"/>start = temp = newnode;</text:p>
      <text:p text:style-name="Preformatted_20_Text"><text:s text:c="12"/>start-&gt;next = start;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2"/>newnode-&gt;next = start;</text:p>
      <text:p text:style-name="Preformatted_20_Text"><text:s text:c="12"/>temp-&gt;next = newnode;</text:p>
      <text:p text:style-name="Preformatted_20_Text"><text:s text:c="12"/>temp = newnode;</text:p>
      <text:p text:style-name="Preformatted_20_Text"><text:s text:c="8"/>}</text:p>
      <text:p text:style-name="Preformatted_20_Text"><text:s text:c="4"/>}</text:p>
      <text:p text:style-name="Preformatted_20_Text"><text:s text:c="4"/>return start;</text:p>
      <text:p text:style-name="Preformatted_20_Text">}</text:p>
      <text:p text:style-name="Preformatted_20_Text">void Display(NODE *start)</text:p>
      <text:p text:style-name="Preformatted_20_Text">{</text:p>
      <text:p text:style-name="Preformatted_20_Text"><text:s text:c="4"/>NODE *temp = start;</text:p>
      <text:p text:style-name="Preformatted_20_Text"><text:s text:c="4"/>printf("\n Data of list is : ");</text:p>
      <text:p text:style-name="Preformatted_20_Text"><text:s text:c="4"/>do</text:p>
      <text:p text:style-name="Preformatted_20_Text"><text:s text:c="4"/>{</text:p>
      <text:p text:style-name="Preformatted_20_Text"><text:s text:c="8"/>printf("%3d", temp-&gt;data);</text:p>
      <text:p text:style-name="Preformatted_20_Text"><text:s text:c="8"/>temp = temp-&gt;next;</text:p>
      <text:p text:style-name="Preformatted_20_Text"><text:s text:c="4"/>} while (temp != start);</text:p>
      <text:p text:style-name="Preformatted_20_Text">}</text:p>
      <text:p text:style-name="Preformatted_20_Text"/>
      <text:p text:style-name="Preformatted_20_Text">int Search(NODE *start, int val)</text:p>
      <text:p text:style-name="Preformatted_20_Text">{</text:p>
      <text:p text:style-name="Preformatted_20_Text"><text:tab/>int index = 0;</text:p>
      <text:p text:style-name="Preformatted_20_Text"><text:s text:c="4"/>struct node *current = start;</text:p>
      <text:p text:style-name="Preformatted_20_Text"/>
      <text:p text:style-name="Preformatted_20_Text"><text:s text:c="4"/>do </text:p>
      <text:p text:style-name="Preformatted_20_Text"><text:s text:c="4"/>{</text:p>
      <text:p text:style-name="Preformatted_20_Text"><text:tab/><text:tab/>if (current == NULL)</text:p>
      <text:p text:style-name="P1"><text:tab/><text:tab/><text:span text:style-name="T1">{</text:span><text:tab/></text:p>
      <text:p text:style-name="P1"><text:tab/><text:tab/><text:tab/>return;</text:p>
      <text:p text:style-name="Preformatted_20_Text"><text:tab/><text:tab/><text:span text:style-name="T1">}</text:span></text:p>
      <text:p text:style-name="Preformatted_20_Text"><text:tab/><text:tab/>if (current-&gt;data == val)</text:p>
      <text:p text:style-name="Preformatted_20_Text"><text:tab/><text:tab/><text:span text:style-name="T1">{</text:span></text:p>
      <text:p text:style-name="Preformatted_20_Text"><text:tab/><text:tab/><text:tab/>return index;</text:p>
      <text:p text:style-name="Preformatted_20_Text"><text:tab/><text:tab/><text:span text:style-name="T1">}</text:span></text:p>
      <text:p text:style-name="Preformatted_20_Text"/>
      <text:p text:style-name="Preformatted_20_Text"><text:s text:c="8"/>current = current-&gt;next;</text:p>
      <text:p text:style-name="Preformatted_20_Text"><text:tab/><text:tab/>index++;</text:p>
      <text:p text:style-name="Preformatted_20_Text"><text:s text:c="4"/>} while (current != val);</text:p>
      <text:p text:style-name="Preformatted_20_Text"><text:s text:c="4"/></text:p>
      <text:p text:style-name="Preformatted_20_Text"><text:s text:c="5"/>return -1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SET B</text:p>
      <text:p text:style-name="Preformatted_20_Text"/>
      <text:p text:style-name="Preformatted_20_Text">1)Write a C program to implement a Doubly linked list with Create and Display operation.</text:p>
      <text:p text:style-name="Preformatted_20_Text">-<text:span text:style-name="T2">&gt;</text:span></text:p>
      <text:p text:style-name="Preformatted_20_Text"/>
      <text:p text:style-name="Preformatted_20_Text">//WAP to create and display doubly linked list</text:p>
      <text:p text:style-name="Preformatted_20_Text">#include&lt;stdio.h&gt;</text:p>
      <text:p text:style-name="Preformatted_20_Text">#include&lt;stdlib.h&gt;</text:p>
      <text:p text:style-name="Preformatted_20_Text">typedef struct node</text:p>
      <text:p text:style-name="Preformatted_20_Text">{</text:p>
      <text:p text:style-name="Preformatted_20_Text"><text:tab/>int data;</text:p>
      <text:p text:style-name="Preformatted_20_Text"><text:tab/>struct node *next;</text:p>
      <text:p text:style-name="Preformatted_20_Text"><text:tab/>struct node *prev;</text:p>
      <text:p text:style-name="Preformatted_20_Text">}NODE;</text:p>
      <text:p text:style-name="Preformatted_20_Text"/>
      <text:p text:style-name="Preformatted_20_Text">void main()</text:p>
      <text:p text:style-name="Preformatted_20_Text">{</text:p>
      <text:p text:style-name="Preformatted_20_Text"><text:tab/>int ch;</text:p>
      <text:p text:style-name="Preformatted_20_Text"><text:tab/>NODE *start=NULL;</text:p>
      <text:p text:style-name="Preformatted_20_Text"><text:tab/>NODE * CreateList(NODE *);</text:p>
      <text:p text:style-name="Preformatted_20_Text"><text:tab/>void Display(NODE *);</text:p>
      <text:p text:style-name="Preformatted_20_Text"><text:tab/>void FindLength(NODE *);</text:p>
      <text:p text:style-name="P3"><text:tab/></text:p>
      <text:p text:style-name="P3"><text:tab/>do</text:p>
      <text:p text:style-name="Preformatted_20_Text"><text:tab/>{</text:p>
      <text:p text:style-name="Preformatted_20_Text"><text:tab/><text:tab/>printf("\n\n******MENU*****\n");</text:p>
      <text:p text:style-name="Preformatted_20_Text"><text:tab/><text:tab/>printf("\n--------------------\n");</text:p>
      <text:p text:style-name="Preformatted_20_Text"><text:tab/><text:tab/>printf("\n 1. Create Doubly Linked List");</text:p>
      <text:p text:style-name="Preformatted_20_Text"><text:tab/><text:tab/>printf("\n 2. Display List");</text:p>
      <text:p text:style-name="Preformatted_20_Text"><text:tab/><text:tab/>printf("\n 3. Length of list");</text:p>
      <text:p text:style-name="Preformatted_20_Text"><text:tab/><text:tab/>printf("\n 4. Exit");</text:p>
      <text:p text:style-name="P3"><text:tab/><text:tab/></text:p>
      <text:p text:style-name="P3"><text:tab/><text:tab/>printf("\n\n Enter your choice: ");</text:p>
      <text:p text:style-name="Preformatted_20_Text"><text:tab/><text:tab/>scanf("%d",&amp;ch);</text:p>
      <text:p text:style-name="P3"><text:tab/><text:tab/></text:p>
      <text:p text:style-name="P3"><text:tab/><text:tab/>switch(ch)</text:p>
      <text:p text:style-name="Preformatted_20_Text"><text:tab/><text:tab/>{</text:p>
      <text:p text:style-name="Preformatted_20_Text"><text:tab/><text:tab/><text:tab/>case 1://Create</text:p>
      <text:p text:style-name="Preformatted_20_Text"><text:tab/><text:tab/><text:tab/>if(start==NULL)</text:p>
      <text:p text:style-name="Preformatted_20_Text"><text:tab/><text:tab/><text:tab/>{</text:p>
      <text:p text:style-name="Preformatted_20_Text"><text:tab/><text:tab/><text:tab/><text:tab/>start=CreateList(start);</text:p>
      <text:p text:style-name="Preformatted_20_Text"><text:tab/><text:tab/><text:tab/><text:tab/>printf("\n List created successfully....")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<text:span text:style-name="T2">{</text:span></text:p>
      <text:p text:style-name="Preformatted_20_Text"><text:tab/><text:tab/><text:tab/><text:tab/>printf("\n List is already exist....");</text:p>
      <text:p text:style-name="Preformatted_20_Text"><text:tab/><text:tab/><text:tab/>}</text:p>
      <text:p text:style-name="Preformatted_20_Text"><text:tab/><text:tab/><text:tab/>break;</text:p>
      <text:p text:style-name="Preformatted_20_Text"/>
      <text:p text:style-name="Preformatted_20_Text"><text:tab/><text:tab/><text:tab/>case 2://display</text:p>
      <text:p text:style-name="Preformatted_20_Text"><text:tab/><text:tab/><text:tab/>if(start==NULL)</text:p>
      <text:p text:style-name="Preformatted_20_Text"><text:tab/><text:tab/><text:tab/>{</text:p>
      <text:p text:style-name="Preformatted_20_Text"><text:tab/><text:tab/><text:tab/><text:tab/>printf("\n Create list first...");</text:p>
      <text:p text:style-name="Preformatted_20_Text"><text:tab/><text:tab/><text:tab/>}</text:p>
      <text:p text:style-name="Preformatted_20_Text"><text:tab/><text:tab/><text:tab/>else</text:p>
      <text:p text:style-name="P3"><text:tab/><text:tab/><text:tab/>{</text:p>
      <text:p text:style-name="P3"><text:tab/><text:tab/><text:tab/><text:tab/>Display(start);</text:p>
      <text:p text:style-name="Preformatted_20_Text"><text:tab/><text:tab/><text:tab/>}</text:p>
      <text:p text:style-name="Preformatted_20_Text"><text:tab/><text:tab/><text:tab/>break;</text:p>
      <text:p text:style-name="P3"><text:tab/><text:tab/><text:tab/></text:p>
      <text:p text:style-name="P3"><text:tab/><text:tab/><text:tab/>case 3://length</text:p>
      <text:p text:style-name="Preformatted_20_Text"><text:tab/><text:tab/><text:tab/>if(start==NULL)</text:p>
      <text:p text:style-name="Preformatted_20_Text"><text:tab/><text:tab/><text:tab/>{</text:p>
      <text:p text:style-name="Preformatted_20_Text"><text:tab/><text:tab/><text:tab/><text:tab/>printf("\n Linked list is not created...")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FindLength(start);</text:p>
      <text:p text:style-name="Preformatted_20_Text"><text:soft-page-break/><text:tab/><text:tab/><text:tab/>}</text:p>
      <text:p text:style-name="Preformatted_20_Text"><text:tab/><text:tab/><text:tab/>break;</text:p>
      <text:p text:style-name="P3"><text:tab/><text:tab/><text:tab/></text:p>
      <text:p text:style-name="P3"><text:tab/><text:tab/><text:tab/>case 4: exit(0);</text:p>
      <text:p text:style-name="Preformatted_20_Text"><text:tab/><text:tab/><text:tab/>break;</text:p>
      <text:p text:style-name="Preformatted_20_Text"><text:tab/><text:tab/><text:tab/>default:printf("\n Invalid choice....");</text:p>
      <text:p text:style-name="Preformatted_20_Text"><text:tab/><text:tab/>}</text:p>
      <text:p text:style-name="Preformatted_20_Text"><text:tab/>}while(ch!=4);</text:p>
      <text:p text:style-name="Preformatted_20_Text">}</text:p>
      <text:p text:style-name="Preformatted_20_Text"/>
      <text:p text:style-name="Preformatted_20_Text">void FindLength(NODE *start)</text:p>
      <text:p text:style-name="Preformatted_20_Text">{</text:p>
      <text:p text:style-name="Preformatted_20_Text"><text:tab/>NODE *temp;</text:p>
      <text:p text:style-name="Preformatted_20_Text"><text:tab/>int cnt;</text:p>
      <text:p text:style-name="Preformatted_20_Text"><text:tab/>for(temp=start,cnt=0; temp!=NULL ; temp=temp-&gt;next,cnt++);</text:p>
      <text:p text:style-name="Preformatted_20_Text"><text:tab/>printf("\n Length of the linked list = %d",cnt);</text:p>
      <text:p text:style-name="Preformatted_20_Text">}</text:p>
      <text:p text:style-name="Preformatted_20_Text"/>
      <text:p text:style-name="Preformatted_20_Text">NODE * CreateList(NODE *start)</text:p>
      <text:p text:style-name="Preformatted_20_Text">{</text:p>
      <text:p text:style-name="Preformatted_20_Text"><text:tab/>int i, n;</text:p>
      <text:p text:style-name="Preformatted_20_Text"><text:tab/>NODE *temp, *newnode;</text:p>
      <text:p text:style-name="Preformatted_20_Text"><text:tab/>printf("\n Enter how many node u want to create: ");</text:p>
      <text:p text:style-name="Preformatted_20_Text"><text:tab/>scanf("%d",&amp;n);</text:p>
      <text:p text:style-name="Preformatted_20_Text"><text:tab/>for(i=0;i&lt;n;++i)</text:p>
      <text:p text:style-name="Preformatted_20_Text"><text:tab/>{</text:p>
      <text:p text:style-name="Preformatted_20_Text"><text:tab/><text:tab/>newnode=(NODE*)malloc(sizeof(NODE));</text:p>
      <text:p text:style-name="Preformatted_20_Text"><text:tab/><text:tab/>newnode-&gt;next=NULL;</text:p>
      <text:p text:style-name="Preformatted_20_Text"><text:tab/><text:tab/>newnode-&gt;prev=NULL;</text:p>
      <text:p text:style-name="Preformatted_20_Text"><text:tab/><text:tab/>printf("\n Enter data for node %d: ",i+1);</text:p>
      <text:p text:style-name="Preformatted_20_Text"><text:tab/><text:tab/>scanf("%d", &amp;newnode-&gt;data);</text:p>
      <text:p text:style-name="P3"><text:tab/><text:tab/></text:p>
      <text:p text:style-name="P3"><text:tab/><text:tab/>if(start==NULL)</text:p>
      <text:p text:style-name="Preformatted_20_Text"><text:tab/><text:tab/>{</text:p>
      <text:p text:style-name="Preformatted_20_Text"><text:tab/><text:tab/><text:tab/>start=temp=newnode;</text:p>
      <text:p text:style-name="Preformatted_20_Text"><text:tab/><text:tab/>}</text:p>
      <text:p text:style-name="Preformatted_20_Text"><text:tab/><text:tab/>else</text:p>
      <text:p text:style-name="P3"><text:tab/><text:tab/>{</text:p>
      <text:p text:style-name="P3"><text:tab/><text:tab/><text:tab/>temp-&gt;next=newnode;</text:p>
      <text:p text:style-name="Preformatted_20_Text"><text:tab/><text:tab/><text:tab/>newnode-&gt;prev=temp;</text:p>
      <text:p text:style-name="Preformatted_20_Text"><text:tab/><text:tab/><text:tab/>temp=newnode;</text:p>
      <text:p text:style-name="Preformatted_20_Text"><text:tab/><text:tab/>}</text:p>
      <text:p text:style-name="Preformatted_20_Text"><text:tab/>}</text:p>
      <text:p text:style-name="Preformatted_20_Text"><text:tab/>return start;</text:p>
      <text:p text:style-name="Preformatted_20_Text">}</text:p>
      <text:p text:style-name="Preformatted_20_Text"/>
      <text:p text:style-name="Preformatted_20_Text">void Display(NODE *start)</text:p>
      <text:p text:style-name="Preformatted_20_Text">{</text:p>
      <text:p text:style-name="Preformatted_20_Text"><text:tab/>NODE *temp;</text:p>
      <text:p text:style-name="Preformatted_20_Text"><text:tab/>printf("\n Data of doubly linked list is :");</text:p>
      <text:p text:style-name="Preformatted_20_Text"><text:tab/>for(temp=start; temp!=NULL; temp=temp-&gt;next)</text:p>
      <text:p text:style-name="Preformatted_20_Text"><text:tab/>{</text:p>
      <text:p text:style-name="Preformatted_20_Text"><text:tab/><text:tab/>printf("%3d",temp-&gt;data);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>2)Write a C program to implement a Doubly linked list with following operations</text:p>
      <text:p text:style-name="Preformatted_20_Text">create() , display(), insert(),delete().</text:p>
      <text:p text:style-name="P4">-<text:span text:style-name="T2">&gt;</text:span></text:p>
      <text:p text:style-name="P5">#include&lt;stdio.h&gt;</text:p>
      <text:p text:style-name="P4">#include&lt;stdlib.h&gt;</text:p>
      <text:p text:style-name="P4">typedef struct node</text:p>
      <text:p text:style-name="P4">{</text:p>
      <text:p text:style-name="P4"><text:tab/>int data;</text:p>
      <text:p text:style-name="P4"><text:tab/>struct node *next;</text:p>
      <text:p text:style-name="P4"><text:tab/>struct node *prev;</text:p>
      <text:p text:style-name="P4">}NODE;</text:p>
      <text:p text:style-name="P4"/>
      <text:p text:style-name="P7"><text:soft-page-break/>int n=0;</text:p>
      <text:p text:style-name="P4">void main()</text:p>
      <text:p text:style-name="P4">{</text:p>
      <text:p text:style-name="P4"><text:tab/>int ch,<text:span text:style-name="T3">insert_ch,pos;</text:span></text:p>
      <text:p text:style-name="P4"><text:tab/>NODE *start=NULL;</text:p>
      <text:p text:style-name="P4"><text:tab/>NODE * CreateList(NODE *);</text:p>
      <text:p text:style-name="P4"><text:tab/>NODE * Insert(NODE *,int);</text:p>
      <text:p text:style-name="P4"><text:tab/>void Display(NODE *);</text:p>
      <text:p text:style-name="P4"><text:tab/></text:p>
      <text:p text:style-name="P4"><text:tab/>do</text:p>
      <text:p text:style-name="P4"><text:tab/>{</text:p>
      <text:p text:style-name="P4"><text:tab/><text:tab/>printf("\n\n******MENU*****\n");</text:p>
      <text:p text:style-name="P4"><text:tab/><text:tab/>printf("\n--------------------\n");</text:p>
      <text:p text:style-name="P4"><text:tab/><text:tab/>printf("\n 1. Create Doubly Linked List");</text:p>
      <text:p text:style-name="P4"><text:tab/><text:tab/>printf("\n 2. Display List");</text:p>
      <text:p text:style-name="P4"><text:tab/><text:tab/>printf("\n 3. <text:span text:style-name="T3">Insert Node in DLL</text:span>");</text:p>
      <text:p text:style-name="P4"><text:tab/><text:tab/>printf("\n 4. Exit");</text:p>
      <text:p text:style-name="P4"><text:tab/><text:tab/></text:p>
      <text:p text:style-name="P4"><text:tab/><text:tab/>printf("\n\n Enter your choice: ");</text:p>
      <text:p text:style-name="P4"><text:tab/><text:tab/>scanf("%d",&amp;ch);</text:p>
      <text:p text:style-name="P4"><text:tab/><text:tab/></text:p>
      <text:p text:style-name="P4"><text:tab/><text:tab/>switch(ch)</text:p>
      <text:p text:style-name="P4"><text:tab/><text:tab/>{</text:p>
      <text:p text:style-name="P4"><text:tab/><text:tab/><text:tab/>case 1://Create</text:p>
      <text:p text:style-name="P4"><text:tab/><text:tab/><text:tab/>if(start==NULL)</text:p>
      <text:p text:style-name="P4"><text:tab/><text:tab/><text:tab/>{</text:p>
      <text:p text:style-name="P4"><text:tab/><text:tab/><text:tab/><text:tab/>start=CreateList(start);</text:p>
      <text:p text:style-name="P4"><text:tab/><text:tab/><text:tab/><text:tab/>printf("\n List created successfully....");</text:p>
      <text:p text:style-name="P4"><text:tab/><text:tab/><text:tab/>}</text:p>
      <text:p text:style-name="P4"><text:tab/><text:tab/><text:tab/>else</text:p>
      <text:p text:style-name="P4"><text:tab/><text:tab/><text:tab/><text:span text:style-name="T2">{</text:span></text:p>
      <text:p text:style-name="P4"><text:tab/><text:tab/><text:tab/><text:tab/>printf("\n List is already exist....");</text:p>
      <text:p text:style-name="P4"><text:tab/><text:tab/><text:tab/>}</text:p>
      <text:p text:style-name="P4"><text:tab/><text:tab/><text:tab/>break;</text:p>
      <text:p text:style-name="P4"/>
      <text:p text:style-name="P4"><text:tab/><text:tab/><text:tab/>case 2://display</text:p>
      <text:p text:style-name="P4"><text:tab/><text:tab/><text:tab/>if(start==NULL)</text:p>
      <text:p text:style-name="P4"><text:tab/><text:tab/><text:tab/>{</text:p>
      <text:p text:style-name="P4"><text:tab/><text:tab/><text:tab/><text:tab/>printf("\n Create list first...");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Display(start);</text:p>
      <text:p text:style-name="P4"><text:tab/><text:tab/><text:tab/>}</text:p>
      <text:p text:style-name="P4"><text:tab/><text:tab/><text:tab/>break;</text:p>
      <text:p text:style-name="P4"><text:tab/><text:tab/><text:tab/></text:p>
      <text:p text:style-name="P4"><text:tab/><text:tab/><text:tab/>case 3://<text:span text:style-name="T3">insert</text:span></text:p>
      <text:p text:style-name="P4"><text:tab/><text:tab/><text:tab/>printf("\n\n ******Position to Insert******");</text:p>
      <text:p text:style-name="P4"><text:tab/><text:tab/><text:tab/>printf("\n 1. At the begining");</text:p>
      <text:p text:style-name="P4"><text:tab/><text:tab/><text:tab/>printf("\n 2. At the end");</text:p>
      <text:p text:style-name="P4"><text:tab/><text:tab/><text:tab/>printf("\n 3. In between");</text:p>
      <text:p text:style-name="P4"><text:tab/><text:tab/><text:tab/>printf("\n\n Enter your choice for insert: ");</text:p>
      <text:p text:style-name="P4"><text:tab/><text:tab/><text:tab/>scanf("%d",&amp;insert_ch);</text:p>
      <text:p text:style-name="P8"><text:tab/><text:tab/><text:tab/></text:p>
      <text:p text:style-name="P8"><text:tab/><text:tab/><text:tab/>switch(insert_ch)</text:p>
      <text:p text:style-name="P4"><text:tab/><text:tab/><text:tab/>{</text:p>
      <text:p text:style-name="P4"><text:tab/><text:tab/><text:tab/><text:tab/>case 1://at the begining</text:p>
      <text:p text:style-name="P4"><text:tab/><text:tab/><text:tab/><text:tab/>start=Insert(start,1);</text:p>
      <text:p text:style-name="P4"><text:tab/><text:tab/><text:tab/><text:tab/>break;</text:p>
      <text:p text:style-name="P8"><text:tab/><text:tab/><text:tab/><text:tab/></text:p>
      <text:p text:style-name="P8"><text:tab/><text:tab/><text:tab/><text:tab/>case 2://at the end</text:p>
      <text:p text:style-name="P4"><text:tab/><text:tab/><text:tab/><text:tab/>start=Insert(start,n+1);</text:p>
      <text:p text:style-name="P4"><text:tab/><text:tab/><text:tab/><text:tab/>break;</text:p>
      <text:p text:style-name="P4"/>
      <text:p text:style-name="P4"><text:tab/><text:tab/><text:tab/><text:tab/>case 3:// in between</text:p>
      <text:p text:style-name="P4"><text:tab/><text:tab/><text:tab/><text:tab/>printf("\n Enter position where u have to insert the node: ");</text:p>
      <text:p text:style-name="P4"><text:tab/><text:tab/><text:tab/><text:tab/>scanf("%d",&amp;pos);</text:p>
      <text:p text:style-name="P4"><text:tab/><text:tab/><text:tab/><text:tab/>start=Insert(start,pos);</text:p>
      <text:p text:style-name="P4"><text:tab/><text:tab/><text:tab/><text:tab/>break;</text:p>
      <text:p text:style-name="P4"><text:soft-page-break/><text:tab/><text:tab/><text:tab/><text:tab/>deafult: printf("\n Invalid choice for the insert node\n");}</text:p>
      <text:p text:style-name="P4"><text:tab/><text:tab/><text:tab/><text:span text:style-name="T4">}</text:span></text:p>
      <text:p text:style-name="P4"><text:tab/><text:tab/><text:tab/><text:span text:style-name="T4">break</text:span></text:p>
      <text:p text:style-name="P9"><text:tab/><text:tab/><text:tab/></text:p>
      <text:p text:style-name="P9"><text:tab/><text:tab/><text:tab/>case 4: exit(0);</text:p>
      <text:p text:style-name="P4"><text:tab/><text:tab/><text:tab/>break;</text:p>
      <text:p text:style-name="P4"><text:tab/><text:tab/><text:tab/><text:tab/>default:printf("\n Invalid choice....");</text:p>
      <text:p text:style-name="P4"><text:tab/><text:tab/>}</text:p>
      <text:p text:style-name="P4"><text:tab/>}while(ch!=4);</text:p>
      <text:p text:style-name="P4">}</text:p>
      <text:p text:style-name="P4"/>
      <text:p text:style-name="P4">NODE * CreateList(NODE *start)</text:p>
      <text:p text:style-name="P4">{</text:p>
      <text:p text:style-name="P4"><text:tab/>int i, n;</text:p>
      <text:p text:style-name="P4"><text:tab/>NODE *temp, *newnode;</text:p>
      <text:p text:style-name="P4"><text:tab/>printf("\n Enter how many node u want to create: ");</text:p>
      <text:p text:style-name="P4"><text:tab/>scanf("%d",&amp;n);</text:p>
      <text:p text:style-name="P4"><text:tab/>for(i=0;i&lt;n;++i)</text:p>
      <text:p text:style-name="P4"><text:tab/>{</text:p>
      <text:p text:style-name="P4"><text:tab/><text:tab/>newnode=(NODE*)malloc(sizeof(NODE));</text:p>
      <text:p text:style-name="P4"><text:tab/><text:tab/>newnode-&gt;next=NULL;</text:p>
      <text:p text:style-name="P4"><text:tab/><text:tab/>newnode-&gt;prev=NULL;</text:p>
      <text:p text:style-name="P4"><text:tab/><text:tab/>printf("\n Enter data for node %d: ",i+1);</text:p>
      <text:p text:style-name="P4"><text:tab/><text:tab/>scanf("%d", &amp;newnode-&gt;data);</text:p>
      <text:p text:style-name="P4"><text:tab/><text:tab/></text:p>
      <text:p text:style-name="P4"><text:tab/><text:tab/>if(start==NULL)</text:p>
      <text:p text:style-name="P4"><text:tab/><text:tab/>{</text:p>
      <text:p text:style-name="P4"><text:tab/><text:tab/><text:tab/>start=temp=newnode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temp-&gt;next=newnode;</text:p>
      <text:p text:style-name="P4"><text:tab/><text:tab/><text:tab/>newnode-&gt;prev=temp;</text:p>
      <text:p text:style-name="P4"><text:tab/><text:tab/><text:tab/>temp=newnode;</text:p>
      <text:p text:style-name="P4"><text:tab/><text:tab/>}</text:p>
      <text:p text:style-name="P4"><text:tab/>}</text:p>
      <text:p text:style-name="P4"><text:tab/>return start;</text:p>
      <text:p text:style-name="P4">}</text:p>
      <text:p text:style-name="P4"/>
      <text:p text:style-name="P4">void Display(NODE *start)</text:p>
      <text:p text:style-name="P4">{</text:p>
      <text:p text:style-name="P4"><text:tab/>NODE *temp;</text:p>
      <text:p text:style-name="P4"><text:tab/>printf("\n Data of doubly linked list is :");</text:p>
      <text:p text:style-name="P4"><text:tab/>for(temp=start; temp!=NULL; temp=temp-&gt;next)</text:p>
      <text:p text:style-name="P4"><text:tab/>{</text:p>
      <text:p text:style-name="P4"><text:tab/><text:tab/>printf("%3d",temp-&gt;data);</text:p>
      <text:p text:style-name="P4"><text:tab/>}</text:p>
      <text:p text:style-name="P4">}</text:p>
      <text:p text:style-name="P4"/>
      <text:p text:style-name="P4"/>
      <text:p text:style-name="Preformatted_20_Text">NODE * Insert(NODE *start, int pos) //pos 1,n,pos</text:p>
      <text:p text:style-name="Preformatted_20_Text">{</text:p>
      <text:p text:style-name="Preformatted_20_Text"><text:tab/>NODE *newnode, *temp;</text:p>
      <text:p text:style-name="Preformatted_20_Text"><text:tab/>int i,flag=0;</text:p>
      <text:p text:style-name="Preformatted_20_Text"><text:tab/>newnode=(NODE *) malloc(sizeof(NODE));</text:p>
      <text:p text:style-name="Preformatted_20_Text"><text:tab/>newnode-&gt;next = newnode-&gt;prev =NULL;</text:p>
      <text:p text:style-name="Preformatted_20_Text"><text:tab/>printf("\n Enter data for the newnode : ");</text:p>
      <text:p text:style-name="Preformatted_20_Text"><text:tab/>scanf("%d",&amp;newnode-&gt;data);</text:p>
      <text:p text:style-name="P9"><text:tab/></text:p>
      <text:p text:style-name="P9"><text:tab/>if(pos==1) //beginning</text:p>
      <text:p text:style-name="Preformatted_20_Text"><text:tab/>{</text:p>
      <text:p text:style-name="Preformatted_20_Text"><text:tab/><text:tab/>if(start==NULL)</text:p>
      <text:p text:style-name="Preformatted_20_Text"><text:tab/><text:tab/>{</text:p>
      <text:p text:style-name="Preformatted_20_Text"><text:tab/><text:tab/><text:tab/>start=newnode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newnode-&gt;next =start;</text:p>
      <text:p text:style-name="Preformatted_20_Text"><text:tab/><text:tab/><text:tab/>start-&gt;prev =newnode;</text:p>
      <text:p text:style-name="Preformatted_20_Text"><text:soft-page-break/><text:tab/><text:tab/><text:tab/>start= newnode;</text:p>
      <text:p text:style-name="Preformatted_20_Text"><text:tab/><text:tab/>}</text:p>
      <text:p text:style-name="Preformatted_20_Text"><text:tab/><text:tab/><text:tab/>flag=1;</text:p>
      <text:p text:style-name="Preformatted_20_Text"><text:tab/>}</text:p>
      <text:p text:style-name="P10"><text:tab/></text:p>
      <text:p text:style-name="P10"><text:tab/>else if(pos ==n+1) //end</text:p>
      <text:p text:style-name="Preformatted_20_Text"><text:tab/>{</text:p>
      <text:p text:style-name="Preformatted_20_Text"><text:tab/><text:tab/>if(start==NULL)</text:p>
      <text:p text:style-name="P10"><text:tab/><text:tab/>{</text:p>
      <text:p text:style-name="P10"><text:tab/><text:tab/><text:tab/>start=newnode;</text:p>
      <text:p text:style-name="Preformatted_20_Text"><text:tab/><text:tab/>}</text:p>
      <text:p text:style-name="P9"><text:tab/><text:tab/>else</text:p>
      <text:p text:style-name="Preformatted_20_Text"><text:tab/><text:tab/>{</text:p>
      <text:p text:style-name="Preformatted_20_Text"><text:tab/><text:tab/><text:tab/>for(temp=start; temp-&gt;next !=NULL ;temp=temp-&gt;next);</text:p>
      <text:p text:style-name="Preformatted_20_Text"><text:tab/><text:tab/><text:tab/>temp-&gt;next =newnode;</text:p>
      <text:p text:style-name="Preformatted_20_Text"><text:tab/><text:tab/><text:tab/>newnode-&gt;prev=temp;</text:p>
      <text:p text:style-name="Preformatted_20_Text"><text:tab/><text:tab/>}</text:p>
      <text:p text:style-name="Preformatted_20_Text"><text:tab/><text:tab/>flag=1;</text:p>
      <text:p text:style-name="Preformatted_20_Text"><text:tab/>}</text:p>
      <text:p text:style-name="Preformatted_20_Text"><text:tab/>else //in betweeh</text:p>
      <text:p text:style-name="Preformatted_20_Text"><text:tab/>{</text:p>
      <text:p text:style-name="Preformatted_20_Text"><text:tab/><text:tab/>if(pos &lt;=n+1)</text:p>
      <text:p text:style-name="Preformatted_20_Text"><text:tab/><text:tab/>{</text:p>
      <text:p text:style-name="Preformatted_20_Text"><text:tab/><text:tab/><text:tab/>for(temp=start, i=1; i&lt;pos-1; temp=temp-&gt;next, i++);</text:p>
      <text:p text:style-name="Preformatted_20_Text"><text:tab/><text:tab/><text:tab/>newnode-&gt;next = temp-&gt;next;</text:p>
      <text:p text:style-name="Preformatted_20_Text"><text:tab/><text:tab/><text:tab/>temp-&gt;next = newnode;</text:p>
      <text:p text:style-name="Preformatted_20_Text"><text:tab/><text:tab/><text:tab/>newnode-&gt;prev =temp;</text:p>
      <text:p text:style-name="Preformatted_20_Text"><text:tab/><text:tab/><text:tab/>newnode-&gt;next-&gt;prev =newnode;</text:p>
      <text:p text:style-name="Preformatted_20_Text"><text:tab/><text:tab/><text:tab/>flag=1;</text:p>
      <text:p text:style-name="P10"><text:tab/><text:tab/>}</text:p>
      <text:p text:style-name="P10"><text:tab/><text:tab/>else</text:p>
      <text:p text:style-name="Preformatted_20_Text"><text:tab/><text:tab/>{</text:p>
      <text:p text:style-name="Preformatted_20_Text"><text:tab/><text:tab/><text:tab/>printf("\n %d is out of range position...\n",pos);</text:p>
      <text:p text:style-name="Preformatted_20_Text"><text:tab/><text:tab/>}</text:p>
      <text:p text:style-name="Preformatted_20_Text"><text:tab/>}</text:p>
      <text:p text:style-name="Preformatted_20_Text"><text:tab/>if(flag==1)</text:p>
      <text:p text:style-name="Preformatted_20_Text"><text:tab/>{</text:p>
      <text:p text:style-name="Preformatted_20_Text"><text:tab/><text:tab/>printf("\n Node inserted at %d position successfully!!!!\n\n",pos);</text:p>
      <text:p text:style-name="Preformatted_20_Text"><text:tab/><text:tab/>n++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printf("\n Error in Insertion....\n");</text:p>
      <text:p text:style-name="Preformatted_20_Text"><text:tab/>}</text:p>
      <text:p text:style-name="Preformatted_20_Text"><text:tab/>return start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3) Write a C program to implement a Doubly Circular linked list with following operations</text:p>
      <text:p text:style-name="Preformatted_20_Text">create() and display()</text:p>
      <text:p text:style-name="Preformatted_20_Text">-<text:span text:style-name="T5">&gt;</text:span></text:p>
      <text:p text:style-name="Preformatted_20_Text"/>
      <text:p text:style-name="Preformatted_20_Text">#include&lt;stdio.h&gt;</text:p>
      <text:p text:style-name="Preformatted_20_Text">#include&lt;stdlib.h&gt;</text:p>
      <text:p text:style-name="Preformatted_20_Text">typedef struct node</text:p>
      <text:p text:style-name="Preformatted_20_Text">{</text:p>
      <text:p text:style-name="Preformatted_20_Text"><text:tab/>int data;</text:p>
      <text:p text:style-name="Preformatted_20_Text"><text:tab/>struct node *next,*prev;</text:p>
      <text:p text:style-name="Preformatted_20_Text">}NODE;</text:p>
      <text:p text:style-name="Preformatted_20_Text"/>
      <text:p text:style-name="Preformatted_20_Text">NODE *rear=NULL;</text:p>
      <text:p text:style-name="Preformatted_20_Text">void main()</text:p>
      <text:p text:style-name="Preformatted_20_Text">{</text:p>
      <text:p text:style-name="Preformatted_20_Text"><text:tab/>NODE * CreateList(NODE*);</text:p>
      <text:p text:style-name="Preformatted_20_Text"><text:soft-page-break/><text:tab/>void Display(NODE *);</text:p>
      <text:p text:style-name="Preformatted_20_Text"><text:tab/>NODE *start=NULL;</text:p>
      <text:p text:style-name="Preformatted_20_Text"><text:tab/>int ch;</text:p>
      <text:p text:style-name="P11"><text:tab/></text:p>
      <text:p text:style-name="P11"><text:tab/>do</text:p>
      <text:p text:style-name="Preformatted_20_Text"><text:tab/>{</text:p>
      <text:p text:style-name="Preformatted_20_Text"><text:tab/><text:tab/>printf("\n\n***Perform Operatation of Doubly Circular List***");</text:p>
      <text:p text:style-name="Preformatted_20_Text"><text:tab/><text:tab/>printf("\n 1. Create Linked List");</text:p>
      <text:p text:style-name="Preformatted_20_Text"><text:tab/><text:tab/>printf("\n 2. Display");</text:p>
      <text:p text:style-name="Preformatted_20_Text"><text:tab/><text:tab/>printf("\n 3. Insert in Doubly Circular Linked list");</text:p>
      <text:p text:style-name="Preformatted_20_Text"><text:tab/><text:tab/>printf("\n 4. Exit");</text:p>
      <text:p text:style-name="P11"><text:tab/><text:tab/></text:p>
      <text:p text:style-name="P11"><text:tab/><text:tab/>printf("\n\n Enter your choice: ");</text:p>
      <text:p text:style-name="Preformatted_20_Text"><text:tab/><text:tab/>scanf("%d",&amp;ch);</text:p>
      <text:p text:style-name="Preformatted_20_Text"/>
      <text:p text:style-name="Preformatted_20_Text"><text:tab/><text:tab/>switch(ch)</text:p>
      <text:p text:style-name="Preformatted_20_Text"><text:tab/><text:tab/>{</text:p>
      <text:p text:style-name="Preformatted_20_Text"><text:tab/><text:tab/><text:tab/>case 1: //create</text:p>
      <text:p text:style-name="Preformatted_20_Text"><text:tab/><text:tab/><text:tab/>if(start==NULL)</text:p>
      <text:p text:style-name="Preformatted_20_Text"><text:tab/><text:tab/><text:tab/>{</text:p>
      <text:p text:style-name="Preformatted_20_Text"><text:tab/><text:tab/><text:tab/><text:tab/>start=CreateList(start);</text:p>
      <text:p text:style-name="Preformatted_20_Text"><text:tab/><text:tab/><text:tab/><text:tab/>printf("\nDoubly Circular Linked List created....\n")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<text:tab/>printf("\n Linked is already exist...\n");</text:p>
      <text:p text:style-name="Preformatted_20_Text"><text:tab/><text:tab/><text:tab/><text:tab/>break;</text:p>
      <text:p text:style-name="P11"><text:tab/><text:tab/><text:tab/></text:p>
      <text:p text:style-name="P11"><text:tab/><text:tab/><text:tab/>case 2://display</text:p>
      <text:p text:style-name="Preformatted_20_Text"><text:tab/><text:tab/><text:tab/><text:tab/>if(start==NULL)</text:p>
      <text:p text:style-name="Preformatted_20_Text"><text:tab/><text:tab/><text:tab/><text:tab/>{</text:p>
      <text:p text:style-name="Preformatted_20_Text"><text:tab/><text:tab/><text:tab/><text:tab/><text:tab/>printf("\nPlease create linked list first...\n");</text:p>
      <text:p text:style-name="Preformatted_20_Text"><text:tab/><text:tab/><text:tab/><text:tab/>}</text:p>
      <text:p text:style-name="Preformatted_20_Text"><text:tab/><text:tab/><text:tab/><text:tab/>else</text:p>
      <text:p text:style-name="P11"><text:tab/><text:tab/><text:tab/><text:tab/><text:tab/>Display(start);</text:p>
      <text:p text:style-name="Preformatted_20_Text"><text:tab/><text:tab/><text:tab/><text:tab/><text:tab/>break;</text:p>
      <text:p text:style-name="Preformatted_20_Text"/>
      <text:p text:style-name="Preformatted_20_Text"><text:tab/><text:tab/><text:tab/>case <text:span text:style-name="T5">3</text:span>: exit(0);</text:p>
      <text:p text:style-name="Preformatted_20_Text"><text:tab/><text:tab/><text:tab/><text:tab/> <text:s/>break;</text:p>
      <text:p text:style-name="Preformatted_20_Text"><text:tab/><text:tab/><text:tab/>default :printf("\n Invalid Choice: \n");</text:p>
      <text:p text:style-name="Preformatted_20_Text"><text:tab/><text:tab/>}</text:p>
      <text:p text:style-name="Preformatted_20_Text"><text:tab/>}while(ch!=4);</text:p>
      <text:p text:style-name="Preformatted_20_Text">}</text:p>
      <text:p text:style-name="Preformatted_20_Text"/>
      <text:p text:style-name="Preformatted_20_Text">NODE * CreateList(NODE *start)</text:p>
      <text:p text:style-name="Preformatted_20_Text">{</text:p>
      <text:p text:style-name="Preformatted_20_Text"><text:tab/>NODE *temp,* newnode;</text:p>
      <text:p text:style-name="Preformatted_20_Text"><text:tab/>int i,n;</text:p>
      <text:p text:style-name="Preformatted_20_Text"><text:tab/>printf("\n Enter how many node u want to create: ");</text:p>
      <text:p text:style-name="Preformatted_20_Text"><text:tab/>scanf("%d",&amp;n);</text:p>
      <text:p text:style-name="Preformatted_20_Text"><text:tab/>for(i=0; i&lt;n ;i++)</text:p>
      <text:p text:style-name="Preformatted_20_Text"><text:tab/>{</text:p>
      <text:p text:style-name="Preformatted_20_Text"><text:tab/><text:tab/>newnode=(NODE*)malloc(sizeof(NODE));</text:p>
      <text:p text:style-name="Preformatted_20_Text"><text:tab/><text:tab/>printf("\n Enter data for node %d: ",i+1);</text:p>
      <text:p text:style-name="Preformatted_20_Text"><text:tab/><text:tab/>scanf("%d",&amp;newnode-&gt;data);</text:p>
      <text:p text:style-name="Preformatted_20_Text"><text:tab/><text:tab/>newnode-&gt;next= newnode-&gt;prev = NULL;</text:p>
      <text:p text:style-name="Preformatted_20_Text"><text:tab/><text:tab/>if(start==NULL)</text:p>
      <text:p text:style-name="Preformatted_20_Text"><text:tab/><text:tab/>{</text:p>
      <text:p text:style-name="Preformatted_20_Text"><text:tab/><text:tab/><text:tab/>start=rear=temp=newnode;</text:p>
      <text:p text:style-name="Preformatted_20_Text"><text:tab/><text:tab/><text:tab/>start-&gt;next=start-&gt;prev=start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temp-&gt;next = newnode;</text:p>
      <text:p text:style-name="Preformatted_20_Text"><text:tab/><text:tab/><text:tab/>newnode-&gt;prev=temp;</text:p>
      <text:p text:style-name="Preformatted_20_Text"><text:tab/><text:tab/><text:tab/>start-&gt;prev=newnode;</text:p>
      <text:p text:style-name="Preformatted_20_Text"><text:tab/><text:tab/><text:tab/>newnode-&gt;next=start;</text:p>
      <text:p text:style-name="Preformatted_20_Text"><text:tab/><text:tab/><text:tab/>temp=rear=newnode;</text:p>
      <text:p text:style-name="Preformatted_20_Text"><text:tab/><text:tab/>}</text:p>
      <text:p text:style-name="Preformatted_20_Text"><text:tab/>}</text:p>
      <text:p text:style-name="Preformatted_20_Text"><text:soft-page-break/><text:tab/>return start;</text:p>
      <text:p text:style-name="Preformatted_20_Text">}</text:p>
      <text:p text:style-name="Preformatted_20_Text"/>
      <text:p text:style-name="Preformatted_20_Text">void Display(NODE *start)</text:p>
      <text:p text:style-name="Preformatted_20_Text">{</text:p>
      <text:p text:style-name="Preformatted_20_Text"><text:tab/>NODE *temp=start;</text:p>
      <text:p text:style-name="Preformatted_20_Text"><text:tab/>printf("\n Data of list is : ");</text:p>
      <text:p text:style-name="P11"><text:tab/></text:p>
      <text:p text:style-name="P11"><text:tab/>do</text:p>
      <text:p text:style-name="Preformatted_20_Text"><text:tab/>{</text:p>
      <text:p text:style-name="Preformatted_20_Text"><text:tab/><text:tab/>printf("%3d",temp-&gt;data);</text:p>
      <text:p text:style-name="Preformatted_20_Text"><text:tab/><text:tab/>temp=temp-&gt;next;</text:p>
      <text:p text:style-name="Preformatted_20_Text"><text:tab/>}while(temp!=start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4) Write a C program to implement a Doubly Circular linked list with following operations</text:p>
      <text:p text:style-name="Preformatted_20_Text">create() and display(), append(),delete()</text:p>
      <text:p text:style-name="Preformatted_20_Text">-<text:span text:style-name="T6">&gt;</text:span></text:p>
      <text:p text:style-name="P11">#include&lt;stdio.h&gt;</text:p>
      <text:p text:style-name="P11">#include&lt;stdlib.h&gt;</text:p>
      <text:p text:style-name="P11">typedef struct node</text:p>
      <text:p text:style-name="P11">{</text:p>
      <text:p text:style-name="P11"><text:tab/>int data;</text:p>
      <text:p text:style-name="P11"><text:tab/>struct node *next,*prev;</text:p>
      <text:p text:style-name="P11">}NODE;</text:p>
      <text:p text:style-name="P11"/>
      <text:p text:style-name="P11">NODE *rear=NULL;</text:p>
      <text:p text:style-name="P11">void main()</text:p>
      <text:p text:style-name="P11">{</text:p>
      <text:p text:style-name="P11"><text:tab/>NODE * CreateList(NODE*);</text:p>
      <text:p text:style-name="P11"><text:tab/>void Display(NODE *);</text:p>
      <text:p text:style-name="P11"><text:tab/>NODE *start=NULL;</text:p>
      <text:p text:style-name="P11"><text:tab/>int ch;</text:p>
      <text:p text:style-name="P11"><text:tab/></text:p>
      <text:p text:style-name="P11"><text:tab/>do</text:p>
      <text:p text:style-name="P11"><text:tab/>{</text:p>
      <text:p text:style-name="P11"><text:tab/><text:tab/>printf("\n\n***Perform Operatation of Doubly Circular List***");</text:p>
      <text:p text:style-name="P11"><text:tab/><text:tab/>printf("\n 1. Create Linked List");</text:p>
      <text:p text:style-name="P11"><text:tab/><text:tab/>printf("\n 2. Display");</text:p>
      <text:p text:style-name="P11"><text:tab/><text:tab/>printf("\n 3. Insert in Doubly Circular Linked list");</text:p>
      <text:p text:style-name="P11"><text:tab/><text:tab/>printf("\n 4. Exit");</text:p>
      <text:p text:style-name="P11"><text:tab/><text:tab/></text:p>
      <text:p text:style-name="P11"><text:tab/><text:tab/>printf("\n\n Enter your choice: ");</text:p>
      <text:p text:style-name="P11"><text:tab/><text:tab/>scanf("%d",&amp;ch);</text:p>
      <text:p text:style-name="P11"/>
      <text:p text:style-name="P11"><text:tab/><text:tab/>switch(ch)</text:p>
      <text:p text:style-name="P11"><text:tab/><text:tab/>{</text:p>
      <text:p text:style-name="P11"><text:tab/><text:tab/><text:tab/>case 1: //create</text:p>
      <text:p text:style-name="P11"><text:tab/><text:tab/><text:tab/>if(start==NULL)</text:p>
      <text:p text:style-name="P11"><text:tab/><text:tab/><text:tab/>{</text:p>
      <text:p text:style-name="P11"><text:tab/><text:tab/><text:tab/><text:tab/>start=CreateList(start);</text:p>
      <text:p text:style-name="P11"><text:tab/><text:tab/><text:tab/><text:tab/>printf("\nDoubly Circular Linked List created....\n");</text:p>
      <text:p text:style-name="P11"><text:tab/><text:tab/><text:tab/>}</text:p>
      <text:p text:style-name="P11"><text:tab/><text:tab/><text:tab/>else</text:p>
      <text:p text:style-name="P11"><text:tab/><text:tab/><text:tab/><text:tab/>printf("\n Linked is already exist...\n");</text:p>
      <text:p text:style-name="P11"><text:tab/><text:tab/><text:tab/><text:tab/>break;</text:p>
      <text:p text:style-name="P11"><text:tab/><text:tab/><text:tab/></text:p>
      <text:p text:style-name="P11"><text:tab/><text:tab/><text:tab/>case 2://display</text:p>
      <text:p text:style-name="P11"><text:tab/><text:tab/><text:tab/><text:tab/>if(start==NULL)</text:p>
      <text:p text:style-name="P11"><text:tab/><text:tab/><text:tab/><text:tab/>{</text:p>
      <text:p text:style-name="P11"><text:tab/><text:tab/><text:tab/><text:tab/><text:tab/>printf("\nPlease create linked list first...\n");</text:p>
      <text:p text:style-name="P11"><text:tab/><text:tab/><text:tab/><text:tab/>}</text:p>
      <text:p text:style-name="P11"><text:tab/><text:tab/><text:tab/><text:tab/>else</text:p>
      <text:p text:style-name="P11"><text:tab/><text:tab/><text:tab/><text:tab/><text:tab/>Display(start);</text:p>
      <text:p text:style-name="P11"><text:tab/><text:tab/><text:tab/><text:tab/><text:tab/>break;</text:p>
      <text:p text:style-name="P11"/>
      <text:p text:style-name="P11"><text:tab/><text:tab/><text:tab/>case <text:span text:style-name="T5">3</text:span>: exit(0);</text:p>
      <text:p text:style-name="P11"><text:soft-page-break/><text:tab/><text:tab/><text:tab/><text:tab/> <text:s/>break;</text:p>
      <text:p text:style-name="P11"><text:tab/><text:tab/><text:tab/>default :printf("\n Invalid Choice: \n");</text:p>
      <text:p text:style-name="P11"><text:tab/><text:tab/>}</text:p>
      <text:p text:style-name="P11"><text:tab/>}while(ch!=4);</text:p>
      <text:p text:style-name="P11">}</text:p>
      <text:p text:style-name="P11"/>
      <text:p text:style-name="P11">NODE * CreateList(NODE *start)</text:p>
      <text:p text:style-name="P11">{</text:p>
      <text:p text:style-name="P11"><text:tab/>NODE *temp,* newnode;</text:p>
      <text:p text:style-name="P11"><text:tab/>int i,n;</text:p>
      <text:p text:style-name="P11"><text:tab/>printf("\n Enter how many node u want to create: ");</text:p>
      <text:p text:style-name="P11"><text:tab/>scanf("%d",&amp;n);</text:p>
      <text:p text:style-name="P11"><text:tab/>for(i=0; i&lt;n ;i++)</text:p>
      <text:p text:style-name="P11"><text:tab/>{</text:p>
      <text:p text:style-name="P11"><text:tab/><text:tab/>newnode=(NODE*)malloc(sizeof(NODE));</text:p>
      <text:p text:style-name="P11"><text:tab/><text:tab/>printf("\n Enter data for node %d: ",i+1);</text:p>
      <text:p text:style-name="P11"><text:tab/><text:tab/>scanf("%d",&amp;newnode-&gt;data);</text:p>
      <text:p text:style-name="P11"><text:tab/><text:tab/>newnode-&gt;next= newnode-&gt;prev = NULL;</text:p>
      <text:p text:style-name="P11"><text:tab/><text:tab/>if(start==NULL)</text:p>
      <text:p text:style-name="P11"><text:tab/><text:tab/>{</text:p>
      <text:p text:style-name="P11"><text:tab/><text:tab/><text:tab/>start=rear=temp=newnode;</text:p>
      <text:p text:style-name="P11"><text:tab/><text:tab/><text:tab/>start-&gt;next=start-&gt;prev=start;</text:p>
      <text:p text:style-name="P11"><text:tab/><text:tab/>}</text:p>
      <text:p text:style-name="P11"><text:tab/><text:tab/>else</text:p>
      <text:p text:style-name="P11"><text:tab/><text:tab/>{</text:p>
      <text:p text:style-name="P11"><text:tab/><text:tab/><text:tab/>temp-&gt;next = newnode;</text:p>
      <text:p text:style-name="P11"><text:tab/><text:tab/><text:tab/>newnode-&gt;prev=temp;</text:p>
      <text:p text:style-name="P11"><text:tab/><text:tab/><text:tab/>start-&gt;prev=newnode;</text:p>
      <text:p text:style-name="P11"><text:tab/><text:tab/><text:tab/>newnode-&gt;next=start;</text:p>
      <text:p text:style-name="P11"><text:tab/><text:tab/><text:tab/>temp=rear=newnode;</text:p>
      <text:p text:style-name="P11"><text:tab/><text:tab/>}</text:p>
      <text:p text:style-name="P11"><text:tab/>}</text:p>
      <text:p text:style-name="P11"><text:tab/>return start;</text:p>
      <text:p text:style-name="P11">}</text:p>
      <text:p text:style-name="P11"/>
      <text:p text:style-name="P11">void Display(NODE *start)</text:p>
      <text:p text:style-name="P11">{</text:p>
      <text:p text:style-name="P11"><text:tab/>NODE *temp=start;</text:p>
      <text:p text:style-name="P11"><text:tab/>printf("\n Data of list is : ");</text:p>
      <text:p text:style-name="P11"><text:tab/></text:p>
      <text:p text:style-name="P11"><text:tab/>do</text:p>
      <text:p text:style-name="P11"><text:tab/>{</text:p>
      <text:p text:style-name="P11"><text:tab/><text:tab/>printf("%3d",temp-&gt;data);</text:p>
      <text:p text:style-name="P11"><text:tab/><text:tab/>temp=temp-&gt;next;</text:p>
      <text:p text:style-name="P11"><text:tab/>}while(temp!=start);</text:p>
      <text:p text:style-name="P1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4T22:58:57.396589349</dc:date>
    <meta:editing-duration>PT10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617" meta:word-count="1357" meta:character-count="11245" meta:non-whitespace-character-count="8798"/>
  </office:meta>
</office:document-meta>
</file>